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3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4" style:family="paragraph" style:parent-style-name="Default">
      <style:paragraph-properties fo:text-align="center" style:justify-single-word="false"/>
    </style:style>
    <style:style style:name="P5" style:family="paragraph" style:parent-style-name="Default">
      <style:paragraph-properties fo:line-height="115%"/>
    </style:style>
    <style:style style:name="P6" style:family="paragraph" style:parent-style-name="Default">
      <style:paragraph-properties fo:line-height="115%" fo:text-indent="0.25in" style:auto-text-indent="false"/>
    </style:style>
    <style:style style:name="P7" style:family="paragraph" style:parent-style-name="Default">
      <style:paragraph-properties fo:line-height="115%" fo:text-indent="0.5in" style:auto-text-indent="false"/>
    </style:style>
    <style:style style:name="P8" style:family="paragraph" style:parent-style-name="Default" style:list-style-name="WWNum9">
      <style:paragraph-properties fo:line-height="115%"/>
    </style:style>
    <style:style style:name="P9" style:family="paragraph" style:parent-style-name="Default">
      <style:paragraph-properties fo:margin-left="0.25in" fo:line-height="115%"/>
    </style:style>
    <style:style style:name="P10" style:family="paragraph" style:parent-style-name="Default">
      <style:paragraph-properties fo:margin-left="0.25in" fo:margin-top="0in" fo:margin-bottom="0.139in" style:contextual-spacing="false" fo:line-height="115%"/>
    </style:style>
    <style:style style:name="P11" style:family="paragraph" style:parent-style-name="Default" style:list-style-name="WWNum12">
      <style:paragraph-properties fo:line-height="115%"/>
    </style:style>
    <style:style style:name="P12" style:family="paragraph" style:parent-style-name="Default" style:list-style-name="WWNum16">
      <style:paragraph-properties fo:line-height="115%"/>
    </style:style>
    <style:style style:name="P13" style:family="paragraph" style:parent-style-name="Default" style:list-style-name="WWNum7">
      <style:paragraph-properties fo:line-height="115%"/>
    </style:style>
    <style:style style:name="P14" style:family="paragraph" style:parent-style-name="Default">
      <style:paragraph-properties fo:line-height="115%" fo:text-indent="0.3083in" style:auto-text-indent="false"/>
    </style:style>
    <style:style style:name="P15" style:family="paragraph" style:parent-style-name="Default">
      <style:paragraph-properties fo:margin-left="0.5in" fo:line-height="115%"/>
    </style:style>
    <style:style style:name="P16" style:family="paragraph" style:parent-style-name="Default" style:list-style-name="WWNum22">
      <style:paragraph-properties fo:line-height="115%"/>
      <style:text-properties officeooo:paragraph-rsid="0016e57d"/>
    </style:style>
    <style:style style:name="P17" style:family="paragraph" style:parent-style-name="Default" style:list-style-name="WWNum22">
      <style:paragraph-properties fo:line-height="115%"/>
    </style:style>
    <style:style style:name="P18" style:family="paragraph" style:parent-style-name="Default" style:list-style-name="WWNum19">
      <style:paragraph-properties fo:line-height="115%"/>
    </style:style>
    <style:style style:name="P19" style:family="paragraph" style:parent-style-name="Default" style:list-style-name="WWNum5">
      <style:paragraph-properties fo:line-height="115%"/>
    </style:style>
    <style:style style:name="P20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1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2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3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24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25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26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27" style:family="paragraph" style:parent-style-name="Default">
      <style:paragraph-properties fo:margin-left="0.75in"/>
      <style:text-properties style:font-name="Helvetica" fo:font-size="10pt" style:font-size-asian="10pt" style:font-size-complex="10pt"/>
    </style:style>
    <style:style style:name="P28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29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30" style:family="paragraph" style:parent-style-name="Default">
      <style:paragraph-properties fo:margin-left="0.5in" fo:text-indent="-0.25in" style:auto-text-indent="false"/>
    </style:style>
    <style:style style:name="P31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32" style:family="paragraph" style:parent-style-name="Default" style:list-style-name="WWNum26"/>
    <style:style style:name="P33" style:family="paragraph" style:parent-style-name="Default" style:list-style-name="WWNum26">
      <style:text-properties officeooo:rsid="0016e57d" officeooo:paragraph-rsid="0016e57d"/>
    </style:style>
    <style:style style:name="P34" style:family="paragraph" style:parent-style-name="Default" style:list-style-name="WWNum4"/>
    <style:style style:name="P35" style:family="paragraph" style:parent-style-name="Default" style:list-style-name="WWNum4">
      <style:text-properties officeooo:paragraph-rsid="0016e57d"/>
    </style:style>
    <style:style style:name="P36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37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38" style:family="paragraph" style:parent-style-name="Default">
      <style:text-properties fo:font-weight="bold" style:font-weight-asian="bold" style:font-weight-complex="bold"/>
    </style:style>
    <style:style style:name="P39" style:family="paragraph" style:parent-style-name="Default">
      <style:paragraph-properties fo:margin-left="0.5in" fo:text-indent="-0.25in" style:auto-text-indent="false"/>
      <style:text-properties officeooo:paragraph-rsid="001e92d3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style:font-name="Helvetica" fo:font-size="10pt" style:font-size-asian="10pt" style:font-size-complex="10pt"/>
    </style:style>
    <style:style style:name="T4" style:family="text">
      <style:text-properties style:font-name="Helvetica" fo:font-size="10pt" officeooo:rsid="0016e57d" style:font-size-asian="10pt" style:font-size-complex="10pt"/>
    </style:style>
    <style:style style:name="T5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7" style:family="text">
      <style:text-properties style:font-name="Helvetica" fo:font-size="10pt" fo:language="de" fo:country="DE" style:font-size-asian="10pt" style:font-size-complex="10pt"/>
    </style:style>
    <style:style style:name="T8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9" style:family="text">
      <style:text-properties style:font-name="Helvetica" fo:font-size="10pt" fo:language="de" fo:country="DE" fo:font-style="italic" officeooo:rsid="0016e57d" style:font-size-asian="10pt" style:font-style-asian="italic" style:font-size-complex="10pt" style:font-style-complex="italic"/>
    </style:style>
    <style:style style:name="T10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1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2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13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15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17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19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21" style:family="text">
      <style:text-properties style:font-name="Helvetica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22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23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25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6" style:family="text">
      <style:text-properties style:font-name="Helvetica" fo:font-size="10pt" style:text-underline-style="none" style:font-size-asian="10pt" style:font-size-complex="10pt"/>
    </style:style>
    <style:style style:name="T27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28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29" style:family="text">
      <style:text-properties style:font-name="Helvetica" fo:font-size="10pt" fo:language="it" fo:country="IT" style:font-size-asian="10pt" style:font-size-complex="10pt"/>
    </style:style>
    <style:style style:name="T30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31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32" style:family="text">
      <style:text-properties style:font-name="Helvetica" fo:font-weight="bold" style:font-weight-asian="bold" style:font-weight-complex="bold"/>
    </style:style>
    <style:style style:name="T33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34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35" style:family="text">
      <style:text-properties style:font-name="Arial Black" fo:font-size="24pt" style:font-size-asian="24pt" style:font-size-complex="24pt"/>
    </style:style>
    <style:style style:name="T36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37" style:family="text">
      <style:text-properties fo:color="#004d80" loext:opacity="100%" style:font-name="Helvetica" fo:font-size="10pt" style:font-size-asian="10pt" style:font-size-complex="10pt"/>
    </style:style>
    <style:style style:name="T38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39" style:family="text">
      <style:text-properties fo:color="#2d2d2d" loext:opacity="100%" style:font-name="Helvetica" fo:font-size="10pt" style:font-size-asian="10pt" style:font-size-complex="10pt"/>
    </style:style>
    <style:style style:name="T40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41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42" style:family="text">
      <style:text-properties style:text-position="super 58%" style:font-name="Helvetica" fo:font-size="10pt" style:font-size-asian="10pt" style:font-size-complex="10pt"/>
    </style:style>
    <style:style style:name="T43" style:family="text">
      <style:text-properties fo:font-size="10pt" fo:font-style="italic" style:font-size-asian="10pt" style:font-style-asian="italic" style:font-size-complex="10pt" style:font-style-complex="italic"/>
    </style:style>
    <style:style style:name="T44" style:family="text">
      <style:text-properties fo:font-size="10pt" fo:font-style="italic" officeooo:rsid="001e92d3" style:font-size-asian="10pt" style:font-style-asian="italic" style:font-size-complex="10pt" style:font-style-complex="italic"/>
    </style:style>
    <style:style style:name="T45" style:family="text">
      <style:text-properties fo:color="#3916ea" loext:opacity="100%" style:font-name="Helvetica" fo:font-size="10pt" style:font-size-asian="10pt" style:font-size-complex="10pt"/>
    </style:style>
    <style:style style:name="T46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47" style:family="text">
      <style:text-properties fo:color="#005180" loext:opacity="100%" style:font-name="Helvetica" fo:font-size="10pt" style:font-size-asian="10pt" style:font-name-complex="Helvetica2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4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9" style:family="text">
      <style:text-properties style:font-name="Courier New" fo:font-size="10pt" style:font-size-asian="10pt" style:font-size-complex="10pt"/>
    </style:style>
    <style:style style:name="T50" style:family="text">
      <style:text-properties fo:color="#0070c0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51" style:family="text">
      <style:text-properties style:font-name="Symbol1" fo:font-size="10pt" style:font-name-asian="Symbol2" style:font-size-asian="10pt" style:font-name-complex="Symbol2" style:font-size-complex="10pt"/>
    </style:style>
    <style:style style:name="T52" style:family="text">
      <style:text-properties style:font-name="Arial Unicode MS" fo:font-size="10pt" style:font-size-asian="10pt" style:font-size-complex="10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140bbd"/>
    </style:style>
    <style:style style:name="T5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56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57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58" style:family="text">
      <style:text-properties style:font-name="Helvetica1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59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60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61" style:family="text">
      <style:text-properties style:font-name="Helvetica1" fo:font-size="10pt" fo:font-style="italic" officeooo:rsid="001e92d3" style:font-size-asian="10pt" style:font-style-asian="italic" style:font-size-complex="10pt" style:font-style-complex="italic"/>
    </style:style>
    <style:style style:name="T62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63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64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65" style:family="text">
      <style:text-properties style:font-name="Helvetica1" fo:font-size="10pt" style:font-size-asian="10pt" style:font-size-complex="10pt"/>
    </style:style>
    <style:style style:name="T66" style:family="text">
      <style:text-properties style:font-name="Helvetica1" fo:font-size="10pt" officeooo:rsid="001e92d3" style:font-size-asian="10pt" style:font-size-complex="10pt"/>
    </style:style>
    <style:style style:name="T67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68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69" style:family="text">
      <style:text-properties style:font-name="Helvetica1" fo:font-size="10pt" fo:font-style="normal" officeooo:rsid="001e92d3" style:font-size-asian="10pt" style:font-style-asian="normal" style:font-size-complex="10pt" style:font-style-complex="normal"/>
    </style:style>
    <style:style style:name="T70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71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72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73" style:family="text">
      <style:text-properties style:font-name="Helvetica1" fo:font-size="10pt" officeooo:rsid="001e92d3" style:font-name-asian="Helvetica2" style:font-size-asian="10pt" style:font-name-complex="Helvetica2" style:font-size-complex="10pt"/>
    </style:style>
    <style:style style:name="T74" style:family="text">
      <style:text-properties fo:color="#000000" loext:opacity="100%" style:font-name="Helvetica" fo:font-size="10pt" style:text-underline-style="none" style:font-size-asian="10pt" style:font-size-complex="10pt"/>
    </style:style>
    <style:style style:name="T75" style:family="text">
      <style:text-properties officeooo:rsid="001e92d3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1e92d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30"><text:a xlink:type="simple" xlink:href="mailto:hdw27@uw.edu" text:style-name="Internet_20_link" text:visited-style-name="Visited_20_Internet_20_Link"><text:span text:style-name="Internet_20_link"><text:span text:style-name="T3">hdw27@uw.edu</text:span></text:span></text:a></text:p>
      <text:p text:style-name="P4" loext:marker-style-name="T36"><text:span text:style-name="T35">Heather D. Wilber</text:span><text:span text:style-name="T36"/></text:p>
      <text:p text:style-name="P5" loext:marker-style-name="T12"><text:span text:style-name="T5">EDUCATION</text:span></text:p>
      <text:p text:style-name="P5" loext:marker-style-name="T16"><text:span text:style-name="T3">Cornell University, Ithaca, NY<text:tab/></text:span><text:span text:style-name="T16"><text:tab/></text:span><text:span text:style-name="T3">PhD, Applied Mathematics<text:tab/><text:tab/><text:tab/>May 2021 </text:span></text:p>
      <text:p text:style-name="P5" loext:marker-style-name="T16"><text:span text:style-name="T3">Advisor: Prof. Alex Townsend</text:span><text:span text:style-name="T16"/></text:p>
      <text:p text:style-name="Default" loext:marker-style-name="T22"><text:span text:style-name="T17">DISSERTATION: </text:span><text:a xlink:type="simple" xlink:href="https://heatherw3521.github.io/phd_thesis.pdf" text:style-name="ListLabel_20_237" text:visited-style-name="ListLabel_20_237"><text:span text:style-name="Hyperlink.1"><text:span text:style-name="T19">Computing numerically with rational functions.</text:span></text:span></text:a></text:p>
      <text:p text:style-name="Default" loext:marker-style-name="T22"><text:span text:style-name="T19">(Awarded </text:span><text:a xlink:type="simple" xlink:href="https://awm-math.org/awards/awm-dissertation-prize/" text:style-name="ListLabel_20_237" text:visited-style-name="ListLabel_20_237"><text:span text:style-name="Hyperlink.1"><text:span text:style-name="T19">AWM Dissertation Prize</text:span></text:span></text:a><text:span text:style-name="T19"> 2022, </text:span><text:a xlink:type="simple" xlink:href="https://users.ba.cnr.it/iac/irmanm21/HHXXI/hhprize.html" text:style-name="ListLabel_20_238" text:visited-style-name="ListLabel_20_238"><text:span text:style-name="Hyperlink.2"><text:span text:style-name="T19">Householder Prize</text:span></text:span></text:a><text:span text:style-name="T19"> 2022)</text:span></text:p>
      <text:p text:style-name="P20" loext:marker-style-name="T18"/>
      <text:p text:style-name="P5" loext:marker-style-name="T16"><text:span text:style-name="T3">Boise State Univ., Boise, ID<text:tab/><text:tab/> M.S., Mathematics<text:tab/><text:tab/><text:tab/> </text:span><text:span text:style-name="T16"><text:tab/></text:span><text:span text:style-name="T3">Aug 2016 </text:span></text:p>
      <text:p text:style-name="P5" loext:marker-style-name="T16"><text:span text:style-name="T3">Advisor: Prof. Grady Wright</text:span><text:span text:style-name="T16"/></text:p>
      <text:p text:style-name="Default" loext:marker-style-name="T22"><text:span text:style-name="T6">THESIS:</text:span><text:span text:style-name="T3"> </text:span><text:a xlink:type="simple" xlink:href="https://people.cam.cornell.edu/hdw27/msc_thesis.pdf" text:style-name="ListLabel_20_238" text:visited-style-name="ListLabel_20_238"><text:span text:style-name="Hyperlink.2"><text:span text:style-name="T19">Numerical computing with functions on the sphere and disk</text:span></text:span></text:a><text:span text:style-name="T19">.</text:span></text:p>
      <text:p text:style-name="Default" loext:marker-style-name="T22"><text:span text:style-name="T19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19">Distinguished Thesis</text:span></text:span></text:a><text:span text:style-name="T19"> in STEM for 2016-2017)</text:span></text:p>
      <text:p text:style-name="P21" loext:marker-style-name="T18"/>
      <text:p text:style-name="P5" loext:marker-style-name="T18"><text:span text:style-name="T3">Boise State Univ., Boise, ID <text:s text:c="20"/>B.S., Mathematics <text:s text:c="2"/></text:span><text:span text:style-name="T16"><text:tab/><text:tab/><text:tab/></text:span><text:span text:style-name="T3"> </text:span><text:span text:style-name="T16"><text:tab/> </text:span><text:span text:style-name="T3">Dec 2007</text:span></text:p>
      <text:p text:style-name="P5" loext:marker-style-name="T16"><text:span text:style-name="T3">Boise State Univ., Boise, ID <text:s text:c="9"/></text:span><text:span text:style-name="T16"><text:tab/></text:span><text:span text:style-name="T3">B.A., English-Linguistics <text:s text:c="2"/></text:span><text:span text:style-name="T16"><text:tab/><text:tab/> <text:s text:c="9"/></text:span><text:span text:style-name="T3"><text:s text:c="4"/>Dec 2007</text:span></text:p>
      <text:p text:style-name="P23" loext:marker-style-name="T14"/>
      <text:p text:style-name="P5" loext:marker-style-name="T12"><text:span text:style-name="T13">PREVIOUS POSITION</text:span><text:span text:style-name="T12"/></text:p>
      <text:p text:style-name="P5" loext:marker-style-name="T3"><text:span text:style-name="T3">Oden Institute, University of Texas at Austin:</text:span><text:span text:style-name="T17"> <text:s/></text:span><text:span text:style-name="T3">NSF postdoctoral fellow, July 2021-July 2023</text:span></text:p>
      <text:p text:style-name="P5" loext:marker-style-name="T3"><text:span text:style-name="T3"/></text:p>
      <text:p text:style-name="P5" loext:marker-style-name="T12"><text:span text:style-name="T13">CURRENT POSITION</text:span><text:span text:style-name="T12"/></text:p>
      <text:p text:style-name="P5" loext:marker-style-name="T3"><text:span text:style-name="T3">Dept. of Applied Mathematics, University of Washington:</text:span><text:span text:style-name="T17"> <text:s/></text:span><text:span text:style-name="T3">Assistant Professor, July 2023-present</text:span></text:p>
      <text:p text:style-name="P25" loext:marker-style-name="T3"/>
      <text:p text:style-name="P5" loext:marker-style-name="T25"><text:span text:style-name="T25">JOURNAL PUBLICATIONS</text:span></text:p>
      <text:p text:style-name="P39"><text:span text:style-name="T69">9</text:span><text:span text:style-name="T67">.</text:span><text:span text:style-name="T70"><text:tab/></text:span><text:span text:style-name="T73">Beckermann, B., Kressner, D., and </text:span><text:span text:style-name="T71"><text:s/>Wilber, H.</text:span><text:span text:style-name="T65"> </text:span><text:a xlink:type="simple" xlink:href="https://arxiv.org/abs/2502.09823" text:style-name="Internet_20_link" text:visited-style-name="Visited_20_Internet_20_Link"><text:span text:style-name="Hyperlink.2"><text:span text:style-name="T60">Comp</text:span></text:span><text:span text:style-name="Hyperlink.2"><text:span text:style-name="T61">ression properties for large Toeplitz-like matrices</text:span></text:span><text:span text:style-name="Hyperlink.2"><text:span text:style-name="T60">.</text:span></text:span></text:a><text:span text:style-name="T65"> Submitted to </text:span><text:span text:style-name="T61">Numerical Algorithms </text:span><text:span text:style-name="T56">(202</text:span><text:span text:style-name="T58">5</text:span><text:span text:style-name="T56">).</text:span></text:p>
      <text:p text:style-name="P2"><text:span text:style-name="T68">8</text:span><text:span text:style-name="T67">.</text:span><text:span text:style-name="T70"><text:tab/></text:span><text:span text:style-name="T71">Trefethen, </text:span><text:span text:style-name="T72">L.N</text:span><text:span text:style-name="T71">., Wilber, H.</text:span><text:span text:style-name="T65"> </text:span><text:a xlink:type="simple" xlink:href="https://arxiv.org/abs/2408.14092" text:style-name="Internet_20_link" text:visited-style-name="Visited_20_Internet_20_Link"><text:span text:style-name="Hyperlink.2"><text:span text:style-name="T60">Computation of Zolotarev rational functions.</text:span></text:span></text:a><text:span text:style-name="T65"> </text:span><text:span text:style-name="T66">Submitted to SISC</text:span><text:span text:style-name="T56"> (202</text:span><text:span text:style-name="T58">4</text:span><text:span text:style-name="T56">).</text:span></text:p>
      <text:p text:style-name="P30" loext:marker-style-name="T22"><text:span text:style-name="T3">7</text:span><text:span text:style-name="T19">.</text:span><text:span text:style-name="T16"><text:tab/></text:span><text:span text:style-name="T3">Wilber, H., Epperly, E., Barnett, A. </text:span><text:a xlink:type="simple" xlink:href="https://arxiv.org/abs/2404.13223" text:style-name="ListLabel_20_238" text:visited-style-name="ListLabel_20_238"><text:span text:style-name="Hyperlink.2"><text:span text:style-name="T19">A superfast direct inversion method for the nonuniform discrete Fourier transform.</text:span></text:span></text:a><text:span text:style-name="T76"> </text:span><text:span text:style-name="T44">to appear in</text:span><text:span text:style-name="T20"> SISC (202</text:span><text:span text:style-name="T21">5</text:span><text:span text:style-name="T20">).</text:span></text:p>
      <text:p text:style-name="P30" loext:marker-style-name="T22"><text:span text:style-name="T3">6</text:span><text:span text:style-name="T19">.</text:span><text:span text:style-name="T16"><text:tab/></text:span><text:span text:style-name="T3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19">Data-driven algorithms for signal processing with trigonometric rational functions.</text:span></text:span></text:a><text:bookmark-end text:name="_Hlk165189822"/><text:span text:style-name="T37"> </text:span><text:span text:style-name="T19">SIAM J. Sci. Comput., 44-3, C185-C209 (2022).</text:span></text:p>
      <text:p text:style-name="P30" loext:marker-style-name="T22"><text:span text:style-name="T3">5</text:span><text:span text:style-name="T19">.</text:span><text:span text:style-name="T16"><text:tab/></text:span><text:span text:style-name="T3">Rubin, D., Townsend, A., Wilber, H. </text:span><text:a xlink:type="simple" xlink:href="https://arxiv.org/abs/1911.11882" text:style-name="ListLabel_20_238" text:visited-style-name="ListLabel_20_238"><text:span text:style-name="Hyperlink.2"><text:span text:style-name="T19">Bounding Zolotarev numbers using Faber rational functions. </text:span></text:span></text:a></text:p>
      <text:p text:style-name="P31" loext:marker-style-name="T16"><text:span text:style-name="T22"><text:tab/>Constructive Approx., 56, 1-26. (2022)</text:span><text:span text:style-name="T22"/></text:p>
      <text:p text:style-name="P30" loext:marker-style-name="T22"><text:span text:style-name="T3">4.</text:span><text:span text:style-name="T16"><text:tab/></text:span><text:span text:style-name="T3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19">Chebyshev approximation and the global geometry of model predictions</text:span></text:span></text:a><text:span text:style-name="T19">. Phy. Rev. Let., 122(15), 158302 (2019).</text:span></text:p>
      <text:p text:style-name="P30" loext:marker-style-name="T41"><text:span text:style-name="T39">3</text:span><text:span text:style-name="T40">.</text:span><text:span text:style-name="T16"><text:tab/>Townsend, A., </text:span><text:span text:style-name="T3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19">On the singular values of matrices with high displacement rank</text:span></text:span></text:a><text:span text:style-name="T40">. </text:span></text:p>
      <text:p text:style-name="P30" loext:marker-style-name="T41"><text:span text:style-name="T41"><text:tab/>Linear Alg. Appl.</text:span><text:span text:style-name="T40">, V. 548, 19-41 (2018). </text:span></text:p>
      <text:p text:style-name="P30" loext:marker-style-name="T41"><text:span text:style-name="T39">2</text:span><text:span text:style-name="T40">.</text:span><text:span text:style-name="T16"><text:tab/> Wilber, H., Townsend, A., Wright, G.</text:span><text:span text:style-name="T39"> </text:span><text:a xlink:type="simple" xlink:href="https://epubs.siam.org/doi/abs/10.1137/16M1070207?journalCode=sjoce3" text:style-name="ListLabel_20_238" text:visited-style-name="ListLabel_20_238"><text:span text:style-name="Hyperlink.2"><text:span text:style-name="T19">Computing with functions in spherical ands polar geometries II. The disk</text:span></text:span></text:a><text:span text:style-name="T40">. SIAM J. Sci. Comput., 39-3, C238-C262 (2017).</text:span></text:p>
      <text:p text:style-name="P30" loext:marker-style-name="T19"><text:span text:style-name="T3">1</text:span><text:span text:style-name="T19">.</text:span><text:span text:style-name="T16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19">Computing with functions in spherical and polar geometries I. The sphere</text:span></text:span></text:a><text:span text:style-name="T19">. SIAM J. Sci. <text:s/>Comput., 38-4, C403-C425 (2016).</text:span></text:p>
      <text:p text:style-name="P24" loext:marker-style-name="T22"/>
      <text:p text:style-name="P5" loext:marker-style-name="T17"><text:span text:style-name="T17">INVITED TALKS</text:span></text:p>
      <text:p text:style-name="P3"><text:s text:c="7"/>1<text:span text:style-name="T54">8</text:span>. <text:span text:style-name="T54">PRINCETON APPL. AND COMPUTATIONAL MATHEMATICS SEMINAR</text:span> (P<text:span text:style-name="T54">rinceton University, Princeton, NJ</text:span>)</text:p>
      <text:p text:style-name="P1"><text:span text:style-name="T55"><text:s text:c="12"/></text:span><text:span text:style-name="T64">T</text:span><text:span text:style-name="T62">alk: </text:span><text:span text:style-name="T63">Zolotarev numbers and the nonuniform discrete Fourier transform</text:span><text:span text:style-name="c9dxtc"><text:span text:style-name="T62"> (</text:span></text:span><text:span text:style-name="c9dxtc"><text:span text:style-name="T63">Nov.</text:span></text:span><text:span text:style-name="c9dxtc"><text:span text:style-name="T62"> 2024)</text:span></text:span></text:p>
      <text:p text:style-name="P3"><text:s text:c="6"/>1<text:span text:style-name="T54">8</text:span>. <text:s/><text:span text:style-name="T54">MATRIX SEMINAR </text:span>(<text:span text:style-name="T54">University of Reno, Nevada</text:span>)</text:p>
      <text:p text:style-name="P1"><text:span text:style-name="T65"><text:s text:c="11"/></text:span><text:span text:style-name="T59"><text:s/></text:span><text:span text:style-name="T60">T</text:span><text:span text:style-name="T56">alk: </text:span><text:span text:style-name="T57">Zolotarev rational approximation in computational mathematics</text:span><text:span text:style-name="c9dxtc"><text:span text:style-name="T56"> (</text:span></text:span><text:span text:style-name="c9dxtc"><text:span text:style-name="T57">Sept. </text:span></text:span><text:span text:style-name="c9dxtc"><text:span text:style-name="T56">2024)</text:span></text:span></text:p>
      <text:p text:style-name="P5" loext:marker-style-name="T3"><text:span text:style-name="T3"><text:s text:c="6"/>17. SIAM CONF ON APPLIED LINEAR ALGEBRA (Paris, France)</text:span><text:span text:style-name="T3"/></text:p>
      <text:p text:style-name="P5" loext:marker-style-name="T20"><text:span text:style-name="T3"><text:s text:c="12"/></text:span><text:span text:style-name="T20">Plenary talk: </text:span><text:span text:style-name="c9dxtc"><text:span text:style-name="T20">Superfast direct inversion methods for highly structured matrices (May 2024)</text:span></text:span></text:p>
      <text:p text:style-name="P5" loext:marker-style-name="T3"><text:span text:style-name="T3"><text:s text:c="6"/>16. COLLOQUIUM SALIENTIA (Portland State University, Portland, OR)</text:span><text:span text:style-name="T3"/></text:p>
      <text:p text:style-name="P5" loext:marker-style-name="T20"><text:soft-page-break/><text:span text:style-name="T3"><text:s text:c="12"/></text:span><text:span text:style-name="T20">Talk: </text:span><text:span text:style-name="c9dxtc"><text:span text:style-name="T20">Designing Specialized Low Rank Methods (March 2024)</text:span></text:span></text:p>
      <text:p text:style-name="P5" loext:marker-style-name="T3"><text:span text:style-name="T3"><text:s text:c="6"/>15. DOMAIN DECOMPOSITION 28 (KAUST, Saudi Arabia)</text:span><text:span text:style-name="T3"/></text:p>
      <text:p text:style-name="P5" loext:marker-style-name="T20"><text:span text:style-name="T3"><text:s text:c="12"/></text:span><text:span text:style-name="T20">Plenary talk: </text:span><text:span text:style-name="c9dxtc"><text:span text:style-name="T20">Superfast inversion methods for highly structured matrices (Feb. 2024)</text:span></text:span></text:p>
      <text:p text:style-name="P5" loext:marker-style-name="T3"><text:span text:style-name="T3"><text:s text:c="6"/>14. APPLIED MATH SEMINAR (University of Washington, Seattle, WA)</text:span><text:span text:style-name="T3"/></text:p>
      <text:p text:style-name="P5" loext:marker-style-name="T20"><text:span text:style-name="T3"><text:s text:c="12"/></text:span><text:span text:style-name="T20">Talk: </text:span><text:span text:style-name="c9dxtc"><text:span text:style-name="T20">Adventures in structured matrix approximation methods (Nov. 2023)</text:span></text:span></text:p>
      <text:p text:style-name="P5" loext:marker-style-name="T3"><text:span text:style-name="T17"><text:s text:c="6"/></text:span><text:span text:style-name="T3">13. 4</text:span><text:span text:style-name="T42">TH</text:span><text:span text:style-name="T3"> BIENNIAL MEETING OF SIAM PACIFIC NORTHWEST (Western Washington Univ., Bellingham, WA)</text:span></text:p>
      <text:p text:style-name="P5" loext:marker-style-name="T19"><text:span text:style-name="T3"><text:tab/></text:span><text:span text:style-name="T19">Plenary Talk: Three big ideas in rational approximation (Oct. 2023)</text:span></text:p>
      <text:p text:style-name="P5" loext:marker-style-name="T3"><text:span text:style-name="T3"><text:s text:c="6"/>12. NUMERICAL ANALYSIS IN THE 21</text:span><text:span text:style-name="T42">st</text:span><text:span text:style-name="T3"> CENTURY (University of Oxford, Oxford, UK)</text:span></text:p>
      <text:p text:style-name="P6" loext:marker-style-name="T19"><text:span text:style-name="T19"><text:s text:c="6"/>Plenary Talk: What can the square root approximation teach us? (Aug. 2023)</text:span><text:span text:style-name="T19"/></text:p>
      <text:p text:style-name="P6" loext:marker-style-name="T3"><text:span text:style-name="T3">11. <text:s/>FLUID MECHANICS AND WAVES SEMINAR (New Jersey Institute of Technology, Newark, NJ)</text:span><text:span text:style-name="T3"/></text:p>
      <text:p text:style-name="P6" loext:marker-style-name="T19"><text:span text:style-name="T3"><text:s text:c="6"/></text:span><text:span text:style-name="T19">Talk: Hierarchical solvers for special linear systems (April 2023)</text:span></text:p>
      <text:p text:style-name="P6" loext:marker-style-name="T3"><text:span text:style-name="T3">10. MATHEMATICS COLLOQUIUM (Temple University, Philadelphia, PA)</text:span><text:span text:style-name="T3"/></text:p>
      <text:p text:style-name="P7" loext:marker-style-name="T3"><text:span text:style-name="T43">Talk: Designing low rank methods via rational functions (Dec. 2022)</text:span><text:span text:style-name="T19"/></text:p>
      <text:p text:style-name="P5" loext:marker-style-name="T3"><text:span text:style-name="T3"><text:s text:c="7"/>9. <text:s/>APPLIED MATHEMATICS COLLOQUIUM (Univ. Colorado at Boulder, Boulder, CO)</text:span><text:span text:style-name="T3"/></text:p>
      <text:p text:style-name="P5" loext:marker-style-name="T19"><text:span text:style-name="T19"><text:s text:c="12"/>Talk: Rational functions in computational mathematics (Nov. 2022)</text:span><text:span text:style-name="T19"/></text:p>
      <text:p text:style-name="P6" loext:marker-style-name="T3"><text:span text:style-name="T3">8. <text:s text:c="2"/>MATHEMATICS COLLOQUIUM (Baylor University, Waco, TX)</text:span><text:span text:style-name="T3"/></text:p>
      <text:p text:style-name="P5" loext:marker-style-name="T19"><text:span text:style-name="T19"><text:s text:c="12"/>Talk: Zolotarev rational functions in computational mathematics (Oct. 2022)</text:span><text:span text:style-name="T19"/></text:p>
      <text:list text:style-name="WWNum9">
        <text:list-item>
          <text:p text:style-name="P8" loext:marker-style-name="T16"><text:span text:style-name="T16">BABUŠKA FORUM SERIES (Univ. Texas at Austin, Austin, TX)</text:span><text:span text:style-name="T16"/></text:p>
        </text:list-item>
      </text:list>
      <text:p text:style-name="P9" loext:marker-style-name="T22"><text:span text:style-name="T22"><text:s text:c="6"/>Talk: </text:span><text:span text:style-name="T20">Computing with rational approximations to the square root (Oct. 2022)</text:span></text:p>
      <text:list text:style-name="WWNum12">
        <text:list-item>
          <text:p text:style-name="P11" loext:marker-style-name="T16"><text:span text:style-name="T3">HOUSEHOLDER XXI: HOUSEHOLDER PRIZE PLENARY LECTURE (Bari, Italy)</text:span><text:span text:style-name="T16"/></text:p>
        </text:list-item>
      </text:list>
      <text:p text:style-name="P9" loext:marker-style-name="T18"><text:span text:style-name="T19"><text:s text:c="6"/>Plenary Talk: The low rank properties of structured matrices: a rational explanation</text:span><text:span text:style-name="T3"> </text:span><text:span text:style-name="T19">(June 2022)</text:span></text:p>
      <text:p text:style-name="P9" loext:marker-style-name="T16"><text:span text:style-name="T3">5. <text:s/></text:span><text:a xlink:type="simple" xlink:href="https://master.researchseminars.org/seminar/CAvid" text:style-name="ListLabel_20_239" text:visited-style-name="ListLabel_20_239"><text:span text:style-name="Hyperlink.3"><text:span text:style-name="T26">CAVID:COMPLEX ANALYSIS VIDEO SEMINAR SERIES</text:span></text:span></text:a><text:span text:style-name="T17"> </text:span><text:span text:style-name="T3">(virtual)</text:span></text:p>
      <text:p text:style-name="P9" loext:marker-style-name="T22"><text:span text:style-name="T19"><text:s text:c="5"/>Talk: Low rank numerical methods via rational function approximation (June 2022)</text:span><text:span text:style-name="T22"/></text:p>
      <text:p text:style-name="P9" loext:marker-style-name="T16"><text:span text:style-name="T3">4. <text:s text:c="2"/>UNIV. DELAWARE NUMERICAL ANALYSIS AND PDE SEMINAR (virtual)</text:span><text:span text:style-name="T16"/></text:p>
      <text:p text:style-name="P9" loext:marker-style-name="T18"><text:span text:style-name="T19"><text:s text:c="6"/>Talk: Low rank methods for structured matrices. (May 2022)</text:span><text:span text:style-name="T24"/></text:p>
      <text:p text:style-name="P5" loext:marker-style-name="T16"><text:span text:style-name="T3"><text:s text:c="6"/>3. <text:s text:c="3"/>UNIV. TEXAS LIBRARIES NATIONAL POETRY MONTH EVENT (virtual)</text:span><text:span text:style-name="T16"/></text:p>
      <text:p text:style-name="P6" loext:marker-style-name="T16"><text:span text:style-name="T19"><text:s text:c="6"/>Talk: </text:span><text:a xlink:type="simple" xlink:href="https://www.lib.utexas.edu/events/494" text:style-name="ListLabel_20_240" text:visited-style-name="ListLabel_20_240"><text:span text:style-name="Hyperlink.4"><text:span text:style-name="T26">The poetry of math and the math of poems</text:span></text:span></text:a><text:span text:style-name="T3"> </text:span><text:span text:style-name="T19">(April 2022)</text:span></text:p>
      <text:list text:style-name="WWNum16">
        <text:list-item>
          <text:p text:style-name="P12" loext:marker-style-name="T3"><text:span text:style-name="T3">BOISE STATE UNIV. MATHEMATICS COLLOQUIUM (Boise State Univ., Boise, ID)</text:span><text:span text:style-name="T3"/></text:p>
        </text:list-item>
      </text:list>
      <text:p text:style-name="P9" loext:marker-style-name="T22"><text:span text:style-name="T19"><text:s text:c="6"/>Talk: Low rank methods for structured matrices. (Feb. 2022)</text:span><text:span text:style-name="T22"/></text:p>
      <text:list text:style-name="WWNum7">
        <text:list-item>
          <text:p text:style-name="P13" loext:marker-style-name="T16"><text:span text:style-name="T3">CCM SEMINAR SERIES, FLATIRON INSTITUTE (virtual)</text:span><text:span text:style-name="T16"/></text:p>
        </text:list-item>
      </text:list>
      <text:p text:style-name="P14" loext:marker-style-name="T19"><text:span text:style-name="T19"><text:s text:c="4"/>Talk: Designing low rank methods for matrices with displacement structure. (May 2021)</text:span><text:span text:style-name="T19"/></text:p>
      <text:p text:style-name="P20" loext:marker-style-name="T18"/>
      <text:p text:style-name="P5" loext:marker-style-name="T17"><text:span text:style-name="T17"><text:s/>SELECTED PRESENTATIONS</text:span><text:span text:style-name="T17"/></text:p>
      <text:p text:style-name="P5" loext:marker-style-name="T3"><text:span text:style-name="T3"><text:s text:c="6"/>19. <text:s/>4</text:span><text:span text:style-name="T42">TH</text:span><text:span text:style-name="T3"> BIENNIAL MEETING OF SIAM PACIFIC NORTHWEST (Western Washington Univ., Bellingham, WA)</text:span></text:p>
      <text:p text:style-name="P5" loext:marker-style-name="T19"><text:span text:style-name="T3"><text:tab/></text:span><text:span text:style-name="T19">Talk: A fast direct method for the nonuniform discrete Fourier transform (Oct. 2023)</text:span></text:p>
      <text:p text:style-name="P5" loext:marker-style-name="T3"><text:span text:style-name="T17"><text:s text:c="5"/></text:span><text:span text:style-name="T3">18. <text:s text:c="2"/>COMPLEX ANALYSIS: TECHNIQUES, APPLICATIONS, AND COMPUTATIONS</text:span></text:p>
      <text:p text:style-name="P7" loext:marker-style-name="T3"><text:span text:style-name="T3"><text:s/>(Cambridge University, Cambride UK)</text:span><text:span text:style-name="T3"/></text:p>
      <text:p text:style-name="P5" loext:marker-style-name="T19"><text:span text:style-name="T3"><text:tab/></text:span><text:span text:style-name="T19">Talk: Zolotarev numbers and inverse nonuniform discrete Fourier transforms. (July 2023)</text:span></text:p>
      <text:p text:style-name="P5" loext:marker-style-name="T3"><text:span text:style-name="T3"><text:s text:c="5"/>17. <text:s text:c="2"/>SIAM ANNUAL MEETING 2022 (Pittsburgh, PA)</text:span><text:span text:style-name="T3"/></text:p>
      <text:p text:style-name="P5" loext:marker-style-name="T22"><text:span text:style-name="T45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46">Poster: Data-driven computing with trigonometric rational functions</text:span></text:span></text:a><text:span text:style-name="T19"> (July 2022)</text:span></text:p>
      <text:p text:style-name="P5" loext:marker-style-name="T16"><text:span text:style-name="T17"><text:s text:c="5"/></text:span><text:span text:style-name="T3">16. <text:s/></text:span><text:span text:style-name="T17"><text:s/></text:span><text:bookmark-start text:name="_Hlk115957223"/><text:span text:style-name="Hyperlink.3"><text:span text:style-name="T74">RISING STARS</text:span></text:span><text:bookmark-end text:name="_Hlk115957223"/><text:span text:style-name="Hyperlink.3"><text:span text:style-name="T74"> </text:span></text:span><text:span text:style-name="T3">2022 (Sandia Labs, Albuquerque, NM)</text:span></text:p>
      <text:p text:style-name="P5" loext:marker-style-name="T18"><text:span text:style-name="T3"><text:s text:c="13"/></text:span><text:span text:style-name="T19">Talk: Data-driven computing with trigonometric rational functions (April 2022)</text:span><text:span text:style-name="T17"> <text:s text:c="6"/></text:span></text:p>
      <text:p text:style-name="P5" loext:marker-style-name="T16"><text:span text:style-name="T17"><text:s text:c="5"/></text:span><text:span text:style-name="T3">15. <text:s text:c="3"/>2021 CONFERENCE ON FAST DIRECT SOLVERS (virtual)</text:span></text:p>
      <text:p text:style-name="P5" loext:marker-style-name="T18"><text:span text:style-name="T3"><text:s text:c="12"/></text:span><text:span text:style-name="T19">Talk: Designing low rank methods for matrices with displacement structure. (Oct. 2021)</text:span><text:span text:style-name="T17"> <text:s text:c="4"/></text:span></text:p>
      <text:p text:style-name="Default" loext:marker-style-name="T31"><text:span text:style-name="T3"><text:s text:c="5"/>14.</text:span><text:span text:style-name="T48"><text:tab/></text:span><text:span text:style-name="T3">GAMM 2021 (virtual</text:span><text:span text:style-name="T7">) <text:s/></text:span></text:p>
      <text:p text:style-name="P15" loext:marker-style-name="T22"><text:span text:style-name="T19">Talk: Compression properties and rank-structured solvers for Toeplitz, Vandermonde and related </text:span><text:span text:style-name="T22"><text:tab/><text:tab/> <text:s text:c="16"/></text:span><text:span text:style-name="T19">linear systems (March 2021)</text:span></text:p>
      <text:p text:style-name="Default" loext:marker-style-name="T31"><text:span text:style-name="T3"><text:s text:c="5"/>13.</text:span><text:span text:style-name="T48"><text:tab/></text:span><text:span text:style-name="T3">SIAM ANNUAL MEETING (virtual</text:span><text:span text:style-name="T7">) <text:s/></text:span></text:p>
      <text:p text:style-name="P7" loext:marker-style-name="T22"><text:span text:style-name="T19">Talk: Computing with rational approximations with applications in signal processing (July 2020)</text:span></text:p>
      <text:p text:style-name="P7" loext:marker-style-name="T22"><text:soft-page-break/><text:span text:style-name="T22"/></text:p>
      <text:p text:style-name="P7" loext:marker-style-name="T22"><text:span text:style-name="T22"/></text:p>
      <text:p text:style-name="Default" loext:marker-style-name="T31"><text:span text:style-name="T3"><text:s text:c="5"/>12.</text:span><text:span text:style-name="T48"><text:tab/></text:span><text:span text:style-name="T3">27th BIENNIAL NUMERICAL ANALYSIS CONFERENCE (Univ. of Strathclyde, Strathclyde, UK</text:span><text:span text:style-name="T7">) <text:s/></text:span></text:p>
      <text:p text:style-name="P7" loext:marker-style-name="T22"><text:span text:style-name="T19">Talk:</text:span><text:span text:style-name="T17"> </text:span><text:span text:style-name="T19">Compression properties in rank-structured solvers for Toeplitz linear systems (June 2019)</text:span></text:p>
      <text:p text:style-name="P7" loext:marker-style-name="T24"><text:span text:style-name="T23">awarded SIAM UKIE prize: Best student presentation</text:span><text:span text:style-name="T24"/></text:p>
      <text:p text:style-name="Default" loext:marker-style-name="T31"><text:span text:style-name="T3"><text:s text:c="5"/>11.</text:span><text:span text:style-name="T48"><text:tab/></text:span><text:span text:style-name="T3">APPROXIMATION THEORY 16 (Vanderbilt University, Nashville, TN</text:span><text:span text:style-name="T7">) <text:s/></text:span></text:p>
      <text:p text:style-name="P7" loext:marker-style-name="T22"><text:span text:style-name="T19">Talk:</text:span><text:span text:style-name="T17"> </text:span><text:span text:style-name="T27">Rational </text:span><text:span text:style-name="T19">approximation in s</text:span><text:span text:style-name="T8">uperfast </text:span><text:span text:style-name="T19">rank-structured solvers (May 2019)</text:span></text:p>
      <text:p text:style-name="Default" loext:marker-style-name="T31"><text:span text:style-name="T3"><text:s text:c="5"/>10.</text:span><text:span text:style-name="T48"><text:tab/></text:span><text:span text:style-name="T3">EPFL Numerical Analysis Group</text:span><text:span text:style-name="T49"> </text:span><text:span text:style-name="T3">(EPFL, Lausanne, Switzerland</text:span><text:span text:style-name="T7">) <text:s/></text:span></text:p>
      <text:p text:style-name="P7" loext:marker-style-name="T22"><text:span text:style-name="T19">Talk:</text:span><text:span text:style-name="T17"> </text:span><text:span text:style-name="T19">Numerical computing in polar and spherical geometries</text:span><text:span text:style-name="T17"> </text:span><text:span text:style-name="T19">(Dec. 2018)</text:span></text:p>
      <text:p text:style-name="P30" loext:marker-style-name="T31"><text:span text:style-name="T3">9.</text:span><text:span text:style-name="T48"><text:tab/></text:span><text:span text:style-name="T3">EPFL Numerical Analysis Group</text:span><text:span text:style-name="T49"> </text:span><text:span text:style-name="T3">(EPFL, Lausanne, Switzerland</text:span><text:span text:style-name="T7">) <text:s/></text:span></text:p>
      <text:p text:style-name="P7" loext:marker-style-name="T22"><text:span text:style-name="T19">Talk:</text:span><text:span text:style-name="T17"> <text:s/></text:span><text:span text:style-name="T19">On the singular values of matrices with high displacement rank (Nov. 2018)</text:span></text:p>
      <text:p text:style-name="P30" loext:marker-style-name="T31"><text:span text:style-name="T3">8.</text:span><text:span text:style-name="T48"><text:tab/></text:span><text:span text:style-name="T3">ICOSAHOM</text:span><text:span text:style-name="T49"> </text:span><text:span text:style-name="T3">(Imperial College London, UK</text:span><text:span text:style-name="T7">) <text:s/></text:span></text:p>
      <text:p text:style-name="P7" loext:marker-style-name="T22"><text:span text:style-name="T19">Talk:</text:span><text:span text:style-name="T17"> <text:s/></text:span><text:span text:style-name="T19">A low rank and spectrally accurate elliptic PDE solver (July 2018)</text:span></text:p>
      <text:p text:style-name="P30" loext:marker-style-name="T31"><text:span text:style-name="T3">7.</text:span><text:span text:style-name="T48"><text:tab/></text:span><text:span text:style-name="T7">SIAM CONF. <text:s/>ON COMPUTATIONAL SCIENCE AND ENGINEERING (Atlanta, GA)</text:span></text:p>
      <text:p text:style-name="P7" loext:marker-style-name="T22"><text:span text:style-name="T19">Talk:</text:span><text:span text:style-name="T32"> </text:span><text:span text:style-name="T19">A factored ADI method for Sylvester equations with high-rank right-hand sides (Feb. 2017)</text:span></text:p>
      <text:p text:style-name="P30" loext:marker-style-name="T31"><text:span text:style-name="T3">6.</text:span><text:span text:style-name="T48"><text:tab/></text:span><text:span text:style-name="T7">SIAM CONF. <text:s/>ON COMPUTATIONAL SCIENCE AND ENGINEERING (Atlanta, GA)</text:span></text:p>
      <text:p text:style-name="P7" loext:marker-style-name="T22"><text:span text:style-name="T19">Poster:</text:span><text:span text:style-name="T32"> </text:span><text:span text:style-name="T19">Numerical computing with functions in spherical and polar geometries (Feb. 2017)</text:span></text:p>
      <text:p text:style-name="P30" loext:marker-style-name="T31"><text:span text:style-name="T3">5.</text:span><text:span text:style-name="T48"><text:tab/></text:span><text:span text:style-name="T7">WORKSHOP ON FAST DIRECT SOLVERS (Purdue Univ., Lafayette, IN) <text:s/></text:span></text:p>
      <text:p text:style-name="P7" loext:marker-style-name="T22"><text:span text:style-name="T19">Talk:</text:span><text:span text:style-name="T32"> </text:span><text:span text:style-name="T19">Numerical computing with functions on the sphere and disk (Nov. 2016)</text:span></text:p>
      <text:p text:style-name="P30" loext:marker-style-name="T31"><text:span text:style-name="T3">4.</text:span><text:span text:style-name="T48"><text:tab/></text:span><text:span text:style-name="T7">SCIENTIFIC COMPUTING AND NUM. ANALY. SEMINAR (Cornell University, Ithaca, NY) <text:s/></text:span></text:p>
      <text:p text:style-name="P7" loext:marker-style-name="T22"><text:span text:style-name="T19">Talk:</text:span><text:span text:style-name="T32"> </text:span><text:span text:style-name="T19">Numerical computing with functions on the sphere and disk (Sept. 2016)</text:span></text:p>
      <text:p text:style-name="P30" loext:marker-style-name="T22"><text:span text:style-name="T3">3.</text:span><text:span text:style-name="T48"><text:tab/></text:span><text:span text:style-name="T3">SIAM ANNUAL MEETING (Boston, MA)</text:span></text:p>
      <text:p text:style-name="P7" loext:marker-style-name="T22"><text:span text:style-name="T19">Talk: Numerical computing in polar and spherical geometries (July 2016)</text:span><text:span text:style-name="T22"/></text:p>
      <text:p text:style-name="P30" loext:marker-style-name="T31"><text:span text:style-name="T3">2.</text:span><text:span text:style-name="T48"><text:tab/></text:span><text:span text:style-name="T3">OXFORD NUM. ANALYS. GROUP SEMINAR (University of Oxford, Oxford, UK) <text:s/></text:span></text:p>
      <text:p text:style-name="P7" loext:marker-style-name="T22"><text:span text:style-name="T19">Talk: Computing with functions on the sphere and disk (July 2016)</text:span><text:span text:style-name="T22"/></text:p>
      <text:p text:style-name="P30" loext:marker-style-name="T31"><text:span text:style-name="T3">1.</text:span><text:span text:style-name="T48"><text:tab/></text:span><text:span text:style-name="T7">PACIFIC NORTHWEST NUMERICAL ANALYSIS SEMINAR</text:span></text:p>
      <text:p text:style-name="P7" loext:marker-style-name="T33"><text:a xlink:type="simple" xlink:href="https://heatherw3521.github.io/poster.pdf" text:style-name="ListLabel_20_238" text:visited-style-name="ListLabel_20_238"><text:span text:style-name="Hyperlink.2"><text:span text:style-name="T19">Poster: Computing with functions on the sphere and disk</text:span></text:span></text:a><text:span text:style-name="T38"> </text:span><text:span text:style-name="T19">(Oct. 2015)</text:span></text:p>
      <text:p text:style-name="P26" loext:marker-style-name="T16"/>
      <text:p text:style-name="P5" loext:marker-style-name="T5"><text:span text:style-name="T5">SOFTWARE DEVELOPMENT</text:span><text:span text:style-name="T5"/></text:p>
      <text:p text:style-name="P30" loext:marker-style-name="T16"><text:span text:style-name="T49">O<text:tab/></text:span><text:a xlink:type="simple" xlink:href="https://github.com/heatherw3521/Structmats" text:style-name="Internet_20_link" text:visited-style-name="Visited_20_Internet_20_Link"><text:span text:style-name="Internet_20_link"><text:span text:style-name="T47">Structmats</text:span></text:span></text:a><text:span text:style-name="T50"> </text:span></text:p>
      <text:p text:style-name="P30" loext:marker-style-name="T16"><text:span text:style-name="T3">Open-source code for computing with structured matrices <text:s/></text:span><text:span text:style-name="T16"/></text:p>
      <text:p text:style-name="P30" loext:marker-style-name="T16"><text:span text:style-name="T49">o<text:tab/></text:span><text:a xlink:type="simple" xlink:href="https://github.com/heatherw3521/REfit" text:style-name="ListLabel_20_243" text:visited-style-name="ListLabel_20_243"><text:span text:style-name="Hyperlink.2"><text:span text:style-name="T3">REfit</text:span></text:span></text:a><text:span text:style-name="T3"> </text:span></text:p>
      <text:p text:style-name="P30" loext:marker-style-name="T16"><text:span text:style-name="T3">Open-source code for computing with trigonometric rational functions and exponential sums <text:s/></text:span><text:span text:style-name="T16"/></text:p>
      <text:p text:style-name="P30" loext:marker-style-name="T16"><text:span text:style-name="T49">o<text:tab/></text:span><text:a xlink:type="simple" xlink:href="https://github.com/ajt60gaibb/freeLYAP" text:style-name="ListLabel_20_243" text:visited-style-name="ListLabel_20_243"><text:span text:style-name="Hyperlink.2"><text:span text:style-name="T3">freeLyap</text:span></text:span></text:a><text:span text:style-name="T15"> </text:span><text:span text:style-name="T3">Iterative solvers package</text:span></text:p>
      <text:p text:style-name="P30" loext:marker-style-name="T16"><text:span text:style-name="T3">Open-source code for solving Sylvester and Lyapunov matrix equations </text:span><text:span text:style-name="T16"/></text:p>
      <text:p text:style-name="P30" loext:marker-style-name="T16"><text:span text:style-name="T49">o<text:tab/></text:span><text:a xlink:type="simple" xlink:href="https://www.chebfun.org/" text:style-name="ListLabel_20_244" text:visited-style-name="ListLabel_20_244"><text:span text:style-name="Hyperlink.2"><text:span text:style-name="T7">CHEBFUN PROJECT</text:span></text:span></text:a></text:p>
      <text:p text:style-name="P10" loext:marker-style-name="T28"><text:span text:style-name="T19">Spherefun </text:span><text:span text:style-name="T3">and </text:span><text:span text:style-name="T8">Diskfun</text:span><text:span text:style-name="T3"> in the open-source project </text:span><text:span text:style-name="T28">Chebfun </text:span></text:p>
      <text:p text:style-name="P5" loext:marker-style-name="T12"><text:span text:style-name="T13">SELECTED FELLOWSHIPS AND AWARDS</text:span><text:span text:style-name="T12"/></text:p>
      <text:p text:style-name="P30" loext:marker-style-name="T16"><text:span text:style-name="T49">o<text:tab/></text:span><text:a xlink:type="simple" xlink:href="https://users.ba.cnr.it/iac/irmanm21/HHXXI/hhprize.html" text:style-name="ListLabel_20_245" text:visited-style-name="ListLabel_20_245"><text:span text:style-name="Hyperlink.1"><text:span text:style-name="T3">Householder Prize</text:span></text:span></text:a><text:span text:style-name="T3"> (2022)</text:span></text:p>
      <text:p text:style-name="P30" loext:marker-style-name="T16"><text:span text:style-name="T49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3">AWM Dissertation Prize</text:span></text:span></text:a><text:span text:style-name="T3"> (2022)</text:span></text:p>
      <text:p text:style-name="P30" loext:marker-style-name="T34"><text:span text:style-name="T49">o<text:tab/></text:span><text:span text:style-name="T3">National Science Foundation Mathematical Sciences Postdoctoral Research Fellowship (2021)</text:span></text:p>
      <text:p text:style-name="P30" loext:marker-style-name="T16"><text:span text:style-name="T49">o<text:tab/></text:span><text:span text:style-name="T3">SIAM UKIE prize: Best student presentation, 27th Biennial Numerical Analysis conference (2019)</text:span></text:p>
      <text:p text:style-name="P30" loext:marker-style-name="T16"><text:span text:style-name="T49">o<text:tab/></text:span><text:span text:style-name="T3">National Science Foundation Graduate Research Fellowship (NSF GRF) (2016)</text:span></text:p>
      <text:p text:style-name="P30" loext:marker-style-name="T16"><text:span text:style-name="T49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3">Distinguished Thesis Award </text:span></text:span></text:a><text:span text:style-name="T3">(2017)</text:span></text:p>
      <text:p text:style-name="P30" loext:marker-style-name="T16"><text:span text:style-name="T49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3">National Aeronautics and Space Administration (NASA) <text:s/>Fellowship Award</text:span></text:span></text:a><text:span text:style-name="T3"> (2015-2016)</text:span><text:span text:style-name="T16"><text:tab/></text:span></text:p>
      <text:p text:style-name="P30" loext:marker-style-name="T16"><text:span text:style-name="T16"><text:tab/></text:span><text:span text:style-name="T16"/></text:p>
      <text:p text:style-name="P5" loext:marker-style-name="T13"><text:span text:style-name="T13">ADVISING</text:span><text:span text:style-name="T13"/></text:p>
      <text:list text:style-name="WWNum26">
        <text:list-item>
          <text:p text:style-name="P32" loext:marker-style-name="T3"><text:span text:style-name="T3">Daniel Dou, Committee chair, M.S. thesis (Autumn 2023--) </text:span><text:span text:style-name="T3"/></text:p>
        </text:list-item>
        <text:list-item>
          <text:p text:style-name="P32" loext:marker-style-name="T3"><text:span text:style-name="T3">Wietse Vaes, Co-Advisor, Committee Co-chair, PhD dissertation (Spring 2024--)</text:span></text:p>
        </text:list-item>
        <text:list-item>
          <text:p text:style-name="P33" loext:marker-style-name="T3"><text:span text:style-name="T3">Arjun Sethi-Olowin, Co-Advisor, Committee Co-chair, PhD dissertation (Spring 2024--)</text:span></text:p>
        </text:list-item>
        <text:list-item>
          <text:p text:style-name="P32" loext:marker-style-name="T3"><text:span text:style-name="T3">Marlena Bannick, <text:s/>GSR, PhD dissertation (Spring 2024)</text:span><text:span text:style-name="T3"/></text:p>
        </text:list-item>
        <text:list-item>
          <text:p text:style-name="P32" loext:marker-style-name="T3"><text:span text:style-name="T3">Levent Batakci, <text:s/>Advisor for Structmats coding project (Spring 2024—Summer 2024)</text:span></text:p>
        </text:list-item>
        <text:list-item>
          <text:p text:style-name="P33" loext:marker-style-name="T3"><text:span text:style-name="T3">Melanie Kircheis, external examiner, PhD dissertation (Fall 2024)</text:span></text:p>
          <text:p text:style-name="P33" loext:marker-style-name="T3"><text:soft-page-break/><text:span text:style-name="T3"/></text:p>
        </text:list-item>
      </text:list>
      <text:p text:style-name="P27" loext:marker-style-name="T3"/>
      <text:p text:style-name="P5" loext:marker-style-name="T12"><text:span text:style-name="T13">PROFESSIONAL ACTIVITIES</text:span></text:p>
      <text:list text:style-name="WWNum4">
        <text:list-item>
          <text:p text:style-name="P36"><text:span text:style-name="T4">SIAM PNW chapter treasurer<text:tab/><text:tab/><text:tab/><text:tab/><text:tab/></text:span><text:span text:style-name="T3"><text:tab/><text:tab/><text:tab/></text:span><text:span text:style-name="T4">Aug</text:span><text:span text:style-name="T3"> 2024-</text:span><text:span text:style-name="T4">present</text:span></text:p>
        </text:list-item>
        <text:list-item>
          <text:p text:style-name="P35" loext:marker-style-name="T3"><text:span text:style-name="T3">Referee: App. Math.</text:span> Letters, <text:span text:style-name="T3">SIAM J. Scientific Computing, J. Comp. Physics, <text:s text:c="16"/></text:span><text:span text:style-name="T4">Ongoing</text:span></text:p>
          <text:p text:style-name="P35" loext:marker-style-name="T3"><text:span text:style-name="T3">IMA J. of Num. Analysis, Arkiv der Mathematik, BIT numerical methods, </text:span></text:p>
          <text:p text:style-name="P35" loext:marker-style-name="T3"><text:span text:style-name="T3">Amer. Math. Soc., Adv. in Comp. Math., Electr. Trans. on Num. Analysis</text:span></text:p>
        </text:list-item>
        <text:list-item>
          <text:p text:style-name="P35" loext:marker-style-name="T3"><text:span text:style-name="T3">Lead Organizer: Banff International Research Institute workshop </text:span></text:p>
          <text:p text:style-name="P35" loext:marker-style-name="T3"><text:span text:style-name="T3"><text:s/>“Challenges, opportunities, and new horizons in rational approximation”<text:tab/> <text:s text:c="12"/><text:tab/>April 2025</text:span></text:p>
        </text:list-item>
        <text:list-item>
          <text:p text:style-name="P34" loext:marker-style-name="T3"><text:span text:style-name="T3">Minisymposium organizer/co-chair: SIAM LA24, (Paris, France)<text:tab/><text:tab/><text:tab/><text:tab/>May 2024</text:span><text:span text:style-name="T3"/></text:p>
        </text:list-item>
        <text:list-item>
          <text:p text:style-name="P34" loext:marker-style-name="T3"><text:span text:style-name="T3">WAMM mentor faculty advisor<text:tab/><text:tab/><text:tab/><text:tab/><text:tab/><text:tab/><text:tab/><text:tab/>Feb 2024-present</text:span></text:p>
        </text:list-item>
        <text:list-item>
          <text:p text:style-name="P34" loext:marker-style-name="T3"><text:span text:style-name="T3">Minisymposium organizer/co-chair: 4</text:span><text:span text:style-name="T42">th</text:span><text:span text:style-name="T3"> BIENNIAL MTG SIAM PNW, (Bellingham, WA) <text:s text:c="5"/>July 2022<text:tab/></text:span></text:p>
        </text:list-item>
      </text:list>
      <text:p text:style-name="P30" loext:marker-style-name="T16"><text:span text:style-name="T49">o<text:tab/></text:span><text:span text:style-name="T3">Minisymposium organizer/co-chair: SIAM AN2022, (Pittsburgh, PA)<text:tab/><text:tab/><text:tab/>July 2022</text:span></text:p>
      <text:p text:style-name="P30" loext:marker-style-name="T16"><text:span text:style-name="T49">o<text:tab/></text:span><text:span text:style-name="T3">Minisymposium organizer and co-chair: SIAM AN2020, (Virtual)<text:tab/><text:tab/><text:tab/><text:tab/>July 2020</text:span></text:p>
      <text:p text:style-name="P30" loext:marker-style-name="T16"><text:span text:style-name="T3"/></text:p>
      <text:p text:style-name="P37" loext:marker-style-name="T3"/>
      <text:p text:style-name="P5" loext:marker-style-name="T5"><text:span text:style-name="T5">TEACHING EXPERIENCE</text:span><text:span text:style-name="T5"/></text:p>
      <text:p text:style-name="P5" loext:marker-style-name="T6"><text:span text:style-name="T6">University of Washington<text:tab/><text:tab/><text:tab/>Seattle, WA<text:tab/><text:tab/><text:tab/>Sept 2023-current</text:span><text:span text:style-name="T6"/></text:p>
      <text:p text:style-name="P5" loext:marker-style-name="T8"><text:span text:style-name="T8">Instructor</text:span></text:p>
      <text:list text:style-name="WWNum22">
        <text:list-item>
          <text:p text:style-name="P16" loext:marker-style-name="T7"><text:span text:style-name="T9">Autumn</text:span><text:span text:style-name="T8"> 2024: </text:span><text:span text:style-name="T10">Amath 3</text:span><text:span text:style-name="T11">01</text:span><text:span text:style-name="T8">, </text:span><text:span text:style-name="T11">Introductory Scientific computing</text:span><text:span text:style-name="T10"> </text:span><text:span text:style-name="T8"><text:s/></text:span></text:p>
        </text:list-item>
        <text:list-item>
          <text:p text:style-name="P17" loext:marker-style-name="T7"><text:span text:style-name="T7">Spring 2024: Amath 352, Applied Linear Algebra and Introductory Numerical Analysis <text:s/></text:span><text:span text:style-name="T7"/></text:p>
        </text:list-item>
        <text:list-item>
          <text:p text:style-name="P17" loext:marker-style-name="T7"><text:span text:style-name="T7">Autumn 2023: Amath 584, Applied Linear Algebra and Introductory Numerical Analysis <text:s/></text:span></text:p>
        </text:list-item>
      </text:list>
      <text:p text:style-name="P28" loext:marker-style-name="T7"/>
      <text:p text:style-name="P5" loext:marker-style-name="T6"><text:span text:style-name="T6">University of Texas at Austin<text:tab/><text:tab/><text:tab/>Austin, TX<text:tab/><text:tab/><text:tab/>August 2022-May 2023</text:span><text:span text:style-name="T6"/></text:p>
      <text:p text:style-name="P5" loext:marker-style-name="T8"><text:span text:style-name="T8">Instructor</text:span><text:span text:style-name="T8"/></text:p>
      <text:list text:style-name="WWNum19">
        <text:list-item>
          <text:p text:style-name="P18" loext:marker-style-name="T7"><text:span text:style-name="T7">Spring 2023: Sequences, Series and Multivariable Calculus</text:span><text:span text:style-name="T7"/></text:p>
        </text:list-item>
      </text:list>
      <text:list text:style-name="WWNum5">
        <text:list-item>
          <text:p text:style-name="P19" loext:marker-style-name="T7"><text:span text:style-name="T7">Fall 2022: Advanced Calculus with Applications, II </text:span><text:span text:style-name="T7"/></text:p>
        </text:list-item>
      </text:list>
      <text:p text:style-name="P29" loext:marker-style-name="T7"/>
      <text:p text:style-name="P5" loext:marker-style-name="T18"><text:span text:style-name="T17">Cornell University<text:tab/><text:tab/><text:tab/><text:tab/>Ithaca, NY</text:span><text:span text:style-name="T18"><text:tab/><text:tab/><text:tab/></text:span><text:span text:style-name="T17">August 2020-Dec. 2020</text:span></text:p>
      <text:p text:style-name="P5" loext:marker-style-name="T18"><text:span text:style-name="T19">Teaching assistant </text:span><text:span text:style-name="T24"/></text:p>
      <text:p text:style-name="P30" loext:marker-style-name="T16"><text:span text:style-name="T49">o</text:span><text:span text:style-name="T51"><text:tab/></text:span><text:span text:style-name="T52">Spring</text:span><text:span text:style-name="T3"> 2021: <text:s/>Teaching Assistant for Prof. Steven Strogatz, Mathematical Explorations </text:span></text:p>
      <text:p text:style-name="P30" loext:marker-style-name="T16"><text:span text:style-name="T49">o</text:span><text:span text:style-name="T51"><text:tab/></text:span><text:span text:style-name="T52">Fall</text:span><text:span text:style-name="T3"> 2020: <text:s/>Teaching Assistant for Prof. Alex Townsend, Linear Algebra for Engineers</text:span></text:p>
      <text:p text:style-name="P26" loext:marker-style-name="T16"/>
      <text:p text:style-name="P5" loext:marker-style-name="T18"><text:span text:style-name="T17">Boise State University<text:tab/><text:tab/><text:tab/><text:tab/>Boise, Idaho<text:tab/></text:span><text:span text:style-name="T18"><text:tab/><text:tab/></text:span><text:span text:style-name="T17">August 2014-May 2015</text:span></text:p>
      <text:p text:style-name="P5" loext:marker-style-name="T18"><text:span text:style-name="T19">Instructor </text:span><text:span text:style-name="T24"/></text:p>
      <text:p text:style-name="P30" loext:marker-style-name="T16"><text:span text:style-name="T49">o</text:span><text:span text:style-name="T51"><text:tab/></text:span><text:span text:style-name="T3">Spring 2015: <text:s/>Analytic Trigonometry </text:span></text:p>
      <text:p text:style-name="P30" loext:marker-style-name="T16"><text:span text:style-name="T49">o</text:span><text:span text:style-name="T51"><text:tab/></text:span><text:span text:style-name="T3">Spring 2015: <text:s/>Trigonometry project and assessment design team member</text:span></text:p>
      <text:p text:style-name="P30" loext:marker-style-name="T3"><text:span text:style-name="T49">o</text:span><text:span text:style-name="T51"><text:tab/></text:span><text:span text:style-name="T3">Fall 2014: <text:s/>Analytic Trigonometry, College Algebra. </text:span></text:p>
      <text:p text:style-name="P22" loext:marker-style-name="T17"/>
      <text:p text:style-name="Default" loext:marker-style-name="T3"><text:span text:style-name="T17">Rimrock Jr. Sr. High School</text:span><text:span text:style-name="T3"><text:tab/><text:tab/><text:tab/></text:span><text:span text:style-name="T17">Bruneau, Idaho</text:span><text:span text:style-name="T3"><text:tab/><text:tab/></text:span><text:span text:style-name="T17">August 2013-May 2014</text:span></text:p>
      <text:p text:style-name="Default" loext:marker-style-name="T3"><text:span text:style-name="T19">High School Math Teacher</text:span><text:span text:style-name="T19"/></text:p>
      <text:p text:style-name="P30" loext:marker-style-name="T16"><text:span text:style-name="T49">o</text:span><text:span text:style-name="T51"><text:tab/></text:span><text:span text:style-name="T29">pre-algebra, algebra II, geometry, trigonometry, pre-calculus</text:span></text:p>
      <text:p text:style-name="P38" loext:marker-style-name="T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8</meta:editing-cycles>
    <meta:print-date>2024-10-30T14:48:30.489592371</meta:print-date>
    <meta:creation-date>2022-10-06T01:05:00</meta:creation-date>
    <dc:date>2025-02-16T19:35:32.743593745</dc:date>
    <meta:editing-duration>PT10H10M52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4" meta:paragraph-count="170" meta:word-count="1508" meta:character-count="11309" meta:non-whitespace-character-count="9414"/>
    <meta:user-defined meta:name="AppVersion">16.0000</meta:user-defined>
    <meta:template xlink:type="simple" xlink:actuate="onRequest" xlink:title="Normal.dotm" xlink:href=""/>
  </office:meta>
</office:document-meta>
</file>